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8.3pt"/>
    </style:style>
    <style:style style:name="co2" style:family="table-column">
      <style:table-column-properties fo:break-before="auto" style:column-width="245.45pt"/>
    </style:style>
    <style:style style:name="co3" style:family="table-column">
      <style:table-column-properties fo:break-before="auto" style:column-width="64.01pt"/>
    </style:style>
    <style:style style:name="co4" style:family="table-column">
      <style:table-column-properties fo:break-before="auto" style:column-width="202.25pt"/>
    </style:style>
    <style:style style:name="co5" style:family="table-column">
      <style:table-column-properties fo:break-before="auto" style:column-width="121.21pt"/>
    </style:style>
    <style:style style:name="co6" style:family="table-column">
      <style:table-column-properties fo:break-before="auto" style:column-width="228.5pt"/>
    </style:style>
    <style:style style:name="co7" style:family="table-column">
      <style:table-column-properties fo:break-before="auto" style:column-width="199.9pt"/>
    </style:style>
    <style:style style:name="co8" style:family="table-column">
      <style:table-column-properties fo:break-before="auto" style:column-width="190.66pt"/>
    </style:style>
    <style:style style:name="co9" style:family="table-column">
      <style:table-column-properties fo:break-before="auto" style:column-width="100.35pt"/>
    </style:style>
    <style:style style:name="ro1" style:family="table-row">
      <style:table-row-properties style:row-height="12.81pt" fo:break-before="auto" style:use-optimal-row-height="true"/>
    </style:style>
    <style:style style:name="ro2" style:family="table-row">
      <style:table-row-properties style:row-height="114.89pt" fo:break-before="auto" style:use-optimal-row-height="false"/>
    </style:style>
    <style:style style:name="ro3" style:family="table-row">
      <style:table-row-properties style:row-height="105.96pt" fo:break-before="auto" style:use-optimal-row-height="false"/>
    </style:style>
    <style:style style:name="ro4" style:family="table-row">
      <style:table-row-properties style:row-height="103.69pt" fo:break-before="auto" style:use-optimal-row-height="false"/>
    </style:style>
    <style:style style:name="ro5" style:family="table-row">
      <style:table-row-properties style:row-height="96.24pt" fo:break-before="auto" style:use-optimal-row-height="false"/>
    </style:style>
    <style:style style:name="ro6" style:family="table-row">
      <style:table-row-properties style:row-height="76.8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table-cell-properties style:text-align-source="fix" style:repeat-content="false" fo:wrap-option="wrap"/>
      <style:paragraph-properties fo:text-align="start" fo:margin-left="0pt"/>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table-cell office:value-type="string" calcext:value-type="string">
            <text:p>mongo</text:p>
          </table:table-cell>
          <table:table-cell office:value-type="string" calcext:value-type="string">
            <text:p>cassandra</text:p>
          </table:table-cell>
          <table:table-cell office:value-type="string" calcext:value-type="string">
            <text:p>hbase</text:p>
          </table:table-cell>
          <table:table-cell office:value-type="string" calcext:value-type="string">
            <text:p>hive</text:p>
          </table:table-cell>
          <table:table-cell office:value-type="string" calcext:value-type="string">
            <text:p>kafka</text:p>
          </table:table-cell>
          <table:table-cell office:value-type="string" calcext:value-type="string">
            <text:p>elasticsearch</text:p>
          </table:table-cell>
          <table:table-cell office:value-type="string" calcext:value-type="string">
            <text:p>redis</text:p>
          </table:table-cell>
          <table:table-cell office:value-type="string" calcext:value-type="string">
            <text:p>spark</text:p>
          </table:table-cell>
        </table:table-row>
        <table:table-row table:style-name="ro1">
          <table:table-cell office:value-type="string" calcext:value-type="string">
            <text:p>cluster type</text:p>
          </table:table-cell>
          <table:table-cell office:value-type="string" calcext:value-type="string">
            <text:p>master slave</text:p>
          </table:table-cell>
          <table:table-cell office:value-type="string" calcext:value-type="string">
            <text:p>peer</text:p>
          </table:table-cell>
          <table:table-cell table:number-columns-repeated="6"/>
        </table:table-row>
        <table:table-row table:style-name="ro2">
          <table:table-cell table:style-name="ce1" office:value-type="string" calcext:value-type="string">
            <text:p>secondary/slave partition read/write allowed?</text:p>
          </table:table-cell>
          <table:table-cell office:value-type="string" calcext:value-type="string">
            <text:p>By default both reads and writes goes to primary </text:p>
            <text:p>replicaset(i.e. read preference mode = “primary”) .</text:p>
            <text:p>All Secondary RS tries to stay sync with primary RS.</text:p>
            <text:p/>
            <text:p>But, clients can specify a read preference to send read </text:p>
            <text:p>operations to secondaries.eg read-preference=&gt;</text:p>
            <text:p>nearest,secondary,primaryPreferred etc.</text:p>
            <text:p>All read preference modes except primary may return </text:p>
            <text:p>stale data because secondaries replicate operations </text:p>
            <text:p>from the primary in an asynchronous process.</text:p>
          </table:table-cell>
          <table:table-cell table:number-columns-repeated="3"/>
          <table:table-cell office:value-type="string" calcext:value-type="string">
            <text:p><text:span text:style-name="T2">No. All reads and writes request goes to leader,</text:span></text:p>
            <text:p><text:span text:style-name="T2">other replicas never interacts with client but just </text:span></text:p>
            <text:p><text:span text:style-name="T2">tries to stay in sync with leader.</text:span></text:p>
          </table:table-cell>
          <table:table-cell table:style-name="ce1" office:value-type="string" calcext:value-type="string">
            <text:p>Write requests only goes to <text:s/>primary shards of an index, Read request can go to primary or replica shards</text:p>
          </table:table-cell>
          <table:table-cell office:value-type="string" calcext:value-type="string">
            <text:p>Since Redis 2.6, replicas support a </text:p>
            <text:p>read-only mode that is enabled by </text:p>
            <text:p>default.This behavior is controlled by</text:p>
            <text:p> the replica-read-only option in the </text:p>
            <text:p>redis.conf file, and can be enabled </text:p>
            <text:p>and disabled at runtime using </text:p>
            <text:p>CONFIG SET.</text:p>
            <text:p>Write operations goes to master </text:p>
            <text:p>And replicas tries to stay in sync</text:p>
          </table:table-cell>
          <table:table-cell/>
        </table:table-row>
        <table:table-row table:style-name="ro3">
          <table:table-cell office:value-type="string" calcext:value-type="string">
            <text:p>Horizontal scaling technique</text:p>
          </table:table-cell>
          <table:table-cell office:value-type="string" calcext:value-type="string">
            <text:p>sharding=&gt;distributing the collection data across the </text:p>
            <text:p>shards in the cluster(multiple nodes).</text:p>
            <text:p>Each shard can be deployed as a replica set.</text:p>
            <text:p/>
            <text:p>A shard can hold a part of multiple collections</text:p>
          </table:table-cell>
          <table:table-cell/>
          <table:table-cell table:style-name="ce1" office:value-type="string" calcext:value-type="string">
            <text:p>New <text:span text:style-name="T1">Region</text:span>(table partition) is created when max size limit is reached.different Column-family(CF) of same table can be present in a region.Each CF has separate memstore and Hfiles. <text:span text:style-name="T1">Region Server</text:span> can hold multiple regions,these regions can belong to different table</text:p>
          </table:table-cell>
          <table:table-cell table:style-name="ce1" office:value-type="string" calcext:value-type="string">
            <text:p>regular partitioning,dynamic partitioning and bucketing</text:p>
          </table:table-cell>
          <table:table-cell table:style-name="ce1" office:value-type="string" calcext:value-type="string">
            <text:p>partitioning is the unit of parallelism for both producer and consumer.Different producers will be writing to different partitions of a topic.Each consumer of <text:s/>a Consumer-group can read from different partitions of a topic(if no of consumer in CG is &gt; partition, excess comsumers are of no use). </text:p>
          </table:table-cell>
          <table:table-cell table:style-name="ce1" office:value-type="string" calcext:value-type="string">
            <text:p>A lucene index is split into shards,Documents are hashed to a particular shard of index.Shards are ideally spread across multiple nodes.</text:p>
          </table:table-cell>
          <table:table-cell office:value-type="string" calcext:value-type="string">
            <text:p>sharding</text:p>
          </table:table-cell>
          <table:table-cell table:style-name="ce1" office:value-type="string" calcext:value-type="string">
            <text:p>We can provide the desired number of partitions during RDD creation. Later we can optimize the number of partitions using coalesc() , repartition() </text:p>
          </table:table-cell>
        </table:table-row>
        <table:table-row table:style-name="ro4">
          <table:table-cell table:style-name="ce2" office:value-type="string" calcext:value-type="string">
            <text:p>data loss prevention technique(HA)</text:p>
            <text:p> Or Replication</text:p>
          </table:table-cell>
          <table:table-cell table:style-name="ce3" office:value-type="string" calcext:value-type="string">
            <text:p>replica set(RS). RS has one primary node(PN) <text:s/>and multiple secondary nodes(SN).SN <text:s/>tries to stay in sync with PN </text:p>
          </table:table-cell>
          <table:table-cell/>
          <table:table-cell office:value-type="string" calcext:value-type="string">
            <text:p>hdfs does replication</text:p>
          </table:table-cell>
          <table:table-cell/>
          <table:table-cell table:style-name="ce1" office:value-type="string" calcext:value-type="string">
            <text:p>every partition can have multiple replicas.No. of replicas cannot be greater than no of nodes.Among all the replicas one of them is leader, all reads and writes request goes to leader,other replicas never interacts with client but just tries to stay in sync with leader.</text:p>
          </table:table-cell>
          <table:table-cell table:style-name="ce1" office:value-type="string" calcext:value-type="string">
            <text:p>each <text:s/>Primary shard(PS) of index <text:s/>can have n Replica Shards(RS). New records in PS are prelicated to its RS</text:p>
          </table:table-cell>
          <table:table-cell office:value-type="string" calcext:value-type="string">
            <text:p>each master/shard can have replica.</text:p>
            <text:p/>
            <text:p>To achieve this we can use redis</text:p>
            <text:p> Cluster mode(HA + sharding) or </text:p>
            <text:p>Sentinel mode(only HA)</text:p>
          </table:table-cell>
          <table:table-cell table:style-name="ce1" office:value-type="string" calcext:value-type="string">
            <text:p>RDD can be cached or re-computed from parent RDD</text:p>
          </table:table-cell>
        </table:table-row>
        <table:table-row table:style-name="ro5">
          <table:table-cell office:value-type="string" calcext:value-type="string">
            <text:p>how partitioned</text:p>
          </table:table-cell>
          <table:table-cell office:value-type="string" calcext:value-type="string">
            <text:p>Chunk: A contiguous range of shard key values </text:p>
            <text:p>within a particular shard. Chunk ranges are inclusive </text:p>
            <text:p>of the lower boundary and exclusive of the upper </text:p>
            <text:p>boundary. MongoDB splits chunks when they grow </text:p>
            <text:p>beyond the configured chunk size, which by default </text:p>
            <text:p>is 64 megabytes. MongoDB migrates chunks when </text:p>
            <text:p>a shard contains too many chunks of a collection </text:p>
            <text:p>Relative to other shards</text:p>
          </table:table-cell>
          <table:table-cell/>
          <table:table-cell table:style-name="ce1" office:value-type="string" calcext:value-type="string">
            <text:p>new partition(region) created dynamically if data exceeds a size limit</text:p>
          </table:table-cell>
          <table:table-cell/>
          <table:table-cell table:style-name="ce1" office:value-type="string" calcext:value-type="string">
            <text:p>No of partitions manually created during creation, We can increase the number of partition of a topic but cannot decrease(to decrease number of partition we have to re create the topic)</text:p>
          </table:table-cell>
          <table:table-cell table:style-name="ce1" office:value-type="string" calcext:value-type="string">
            <text:p>No. of PS is manually defined during index creation and cannot be changed.We have to re-index every thing if we decide to change No. of PS. But we can increase No. Of RS any time which will increase read performance</text:p>
          </table:table-cell>
          <table:table-cell table:number-columns-repeated="2"/>
        </table:table-row>
        <table:table-row table:style-name="ro1">
          <table:table-cell office:value-type="string" calcext:value-type="string">
            <text:p>how node failure is handled</text:p>
          </table:table-cell>
          <table:table-cell table:number-columns-repeated="8"/>
        </table:table-row>
        <table:table-row table:style-name="ro1">
          <table:table-cell office:value-type="string" calcext:value-type="string">
            <text:p>Consistency vs Availability</text:p>
          </table:table-cell>
          <table:table-cell table:number-columns-repeated="8"/>
        </table:table-row>
        <table:table-row table:style-name="ro6">
          <table:table-cell office:value-type="string" calcext:value-type="string">
            <text:p>Change number of partition allowed?</text:p>
          </table:table-cell>
          <table:table-cell table:number-columns-repeated="5"/>
          <table:table-cell office:value-type="string" calcext:value-type="string">
            <text:p>No. number of shards cannot be re-defined.</text:p>
            <text:p>We have to re-index all documents.</text:p>
            <text:p>But we can change number of </text:p>
            <text:p>Replicas of a shard any time.</text:p>
            <text:p>In other words we can improve read </text:p>
            <text:p>performance,but not write performance later.</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IN"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21:44:44.8906619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2:22:57.575723367</meta:creation-date>
    <dc:date>2020-08-10T21:48:38.182994597</dc:date>
    <meta:editing-duration>PT1H15M1S</meta:editing-duration>
    <meta:editing-cycles>21</meta:editing-cycles>
    <meta:generator>LibreOffice/6.1.6.3$Linux_X86_64 LibreOffice_project/10$Build-3</meta:generator>
    <meta:document-statistic meta:table-count="1" meta:cell-count="40" meta:object-count="0"/>
  </office:meta>
</office:document-meta>
</file>